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9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63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cm"/>
    </style:style>
    <style:style style:name="ce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cm"/>
    </style:style>
    <style:style style:name="ce14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2.49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Antibiotico(dosi)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800" calcext:value-type="float">
            <text:p>8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500" calcext:value-type="float">
            <text:p>1500</text:p>
          </table:table-cell>
          <table:table-cell table:style-name="ce10" office:value-type="float" office:value="2000" calcext:value-type="float">
            <text:p>2000</text:p>
          </table:table-cell>
          <table:table-cell table:style-name="ce13" office:value-type="float" office:value="3000" calcext:value-type="float">
            <text:p>300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Batteri(milioni)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2" calcext:value-type="float">
            <text:p>12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Retta di regressione</text:p>
          </table:table-cell>
          <table:table-cell table:style-name="ce12" office:value-type="string" calcext:value-type="string">
            <text:p>m</text:p>
          </table:table-cell>
          <table:table-cell table:style-name="ce17" office:value-type="string" calcext:value-type="string">
            <text:p>q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11" table:formula="of:=SLOPE([.B4:.G4]; [.B3:.G3])" office:value-type="float" office:value="-0.0109025787965616" calcext:value-type="float">
            <text:p>-0,010902578796562</text:p>
          </table:table-cell>
          <table:table-cell table:style-name="ce14" table:formula="of:=INTERCEPT([.B4:.G4];[.B3:.G3])" office:value-type="float" office:value="36.2936962750716" calcext:value-type="float">
            <text:p>36,293696275071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Covarianza</text:p>
          </table:table-cell>
          <table:table-cell table:style-name="ce13" table:formula="of:=COVAR([.B3:.G3];[.B4:.G4])" office:value-type="float" office:value="-8455.55555555555" calcext:value-type="float">
            <text:p>-8455,55555555555</text:p>
          </table:table-cell>
          <table:table-cell/>
          <table:table-cell table:style-name="ce20" office:value-type="string" calcext:value-type="string" table:number-columns-spanned="6" table:number-rows-spanned="1">
            <text:p>La covarianza è negativa per cui i dati sono correlati negativamente</text:p>
          </table:table-cell>
          <table:covered-table-cell table:number-columns-repeated="5" table:style-name="ce9"/>
          <table:table-cell table:style-name="ce9" table:number-columns-repeated="2"/>
          <table:table-cell table:number-columns-repeated="1013"/>
        </table:table-row>
        <table:table-row table:style-name="ro2">
          <table:table-cell table:style-name="ce4" office:value-type="string" calcext:value-type="string">
            <text:p>Pearson</text:p>
          </table:table-cell>
          <table:table-cell table:style-name="ce14" table:formula="of:=PEARSON([.B4:.G4];[.B3:.G3])" office:value-type="float" office:value="-0.955903432731267" calcext:value-type="float">
            <text:p>-0,955903432731267</text:p>
          </table:table-cell>
          <table:table-cell/>
          <table:table-cell table:style-name="ce20" office:value-type="string" calcext:value-type="string" table:number-columns-spanned="9" table:number-rows-spanned="1">
            <text:p>Il valore assoluto del coeff. di Pearson è vicino a 1 per cui i dati sono quasi allineati sulla retta di regressione</text:p>
          </table:table-cell>
          <table:covered-table-cell table:number-columns-repeated="7" table:style-name="ce9"/>
          <table:covered-table-cell/>
          <table:table-cell table:number-columns-repeated="1012"/>
        </table:table-row>
        <table:table-row table:style-name="ro2">
          <table:table-cell table:number-columns-repeated="3"/>
          <table:table-cell table:style-name="ce20" office:value-type="string" calcext:value-type="string" table:number-columns-spanned="9" table:number-rows-spanned="1">
            <text:p>Inoltre il coeff. di Pearson è minore di zero per cui la retta risulta discendente</text:p>
          </table:table-cell>
          <table:covered-table-cell table:number-columns-repeated="7" table:style-name="ce9"/>
          <table:covered-table-cell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visione(Batteri=0)</text:p>
          </table:table-cell>
          <table:table-cell table:style-name="ce15" table:formula="of:=TREND([.B3:.G3];[.B4:.G4];0)" office:value-type="float" office:value="3165.41850220264" calcext:value-type="float">
            <text:p>3165,41850220264</text:p>
          </table:table-cell>
          <table:table-cell table:style-name="ce18" office:value-type="string" calcext:value-type="string">
            <text:p>dosi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a 2</text:p>
          </table:table-cell>
          <table:table-cell table:number-columns-repeated="1023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7"/>
          <table:table-cell table:style-name="ce12" office:value-type="string" calcext:value-type="string">
            <text:p>Migliorati</text:p>
          </table:table-cell>
          <table:table-cell table:style-name="ce17" office:value-type="string" calcext:value-type="string">
            <text:p>Non migliorati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Farmaco A</text:p>
          </table:table-cell>
          <table:table-cell table:style-name="ce16" office:value-type="float" office:value="52" calcext:value-type="float">
            <text:p>52</text:p>
          </table:table-cell>
          <table:table-cell table:style-name="ce19" office:value-type="float" office:value="216" calcext:value-type="float">
            <text:p>216</text:p>
          </table:table-cell>
          <table:table-cell table:style-name="ce9" table:formula="of:=SUM([.B21:.C21])" office:value-type="float" office:value="268" calcext:value-type="float">
            <text:p>26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Farmaco B</text:p>
          </table:table-cell>
          <table:table-cell table:style-name="ce11" office:value-type="float" office:value="64" calcext:value-type="float">
            <text:p>64</text:p>
          </table:table-cell>
          <table:table-cell table:style-name="ce14" office:value-type="float" office:value="405" calcext:value-type="float">
            <text:p>405</text:p>
          </table:table-cell>
          <table:table-cell table:style-name="ce9" table:formula="of:=SUM([.B22:.C22])" office:value-type="float" office:value="469" calcext:value-type="float">
            <text:p>469</text:p>
          </table:table-cell>
          <table:table-cell table:number-columns-repeated="1020"/>
        </table:table-row>
        <table:table-row table:style-name="ro2">
          <table:table-cell/>
          <table:table-cell table:style-name="ce9" table:formula="of:=SUM([.B21:.B22])" office:value-type="float" office:value="116" calcext:value-type="float">
            <text:p>116</text:p>
          </table:table-cell>
          <table:table-cell table:style-name="ce9" table:formula="of:=SUM([.C21:.C22])" office:value-type="float" office:value="621" calcext:value-type="float">
            <text:p>621</text:p>
          </table:table-cell>
          <table:table-cell table:style-name="ce21" table:formula="of:=SUM([.D21:.D22])" office:value-type="float" office:value="737" calcext:value-type="float">
            <text:p>73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 table:number-columns-spanned="3" table:number-rows-spanned="1">
            <text:p>Dati attesi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7"/>
          <table:table-cell table:style-name="ce12" office:value-type="string" calcext:value-type="string">
            <text:p>Migliorati</text:p>
          </table:table-cell>
          <table:table-cell table:style-name="ce17" office:value-type="string" calcext:value-type="string">
            <text:p>Non migliorati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Farmaco A</text:p>
          </table:table-cell>
          <table:table-cell table:style-name="ce16" table:formula="of:=[.D21]*[.B23]/[.D23]" office:value-type="float" office:value="42.1818181818182" calcext:value-type="float">
            <text:p>42,1818181818182</text:p>
          </table:table-cell>
          <table:table-cell table:style-name="ce19" table:formula="of:=[.D21]*[.C23]/[.D23]" office:value-type="float" office:value="225.818181818182" calcext:value-type="float">
            <text:p>225,8181818181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armaco B</text:p>
          </table:table-cell>
          <table:table-cell table:style-name="ce11" table:formula="of:=[.D22]*[.B23]/[.D23]" office:value-type="float" office:value="73.8181818181818" calcext:value-type="float">
            <text:p>73,8181818181818</text:p>
          </table:table-cell>
          <table:table-cell table:style-name="ce14" table:formula="of:=[.D22]*[.C23]/[.D23]" office:value-type="float" office:value="395.181818181818" calcext:value-type="float">
            <text:p>395,181818181818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Test.CHI</text:p>
          </table:table-cell>
          <table:table-cell table:style-name="ce15" table:formula="of:=LEGACY.CHITEST([.B21:.C22];[.B27:.C28])" office:value-type="float" office:value="0.0389753760923408" calcext:value-type="float">
            <text:p>0,038975376092341</text:p>
          </table:table-cell>
          <table:table-cell table:style-name="ce15" office:value-type="string" calcext:value-type="string">
            <text:p>&lt;</text:p>
          </table:table-cell>
          <table:table-cell table:style-name="ce18" office:value-type="float" office:value="0.05" calcext:value-type="float">
            <text:p>0,05</text:p>
          </table:table-cell>
          <table:table-cell/>
          <table:table-cell table:style-name="ce20" office:value-type="string" calcext:value-type="string" table:number-columns-spanned="9" table:number-rows-spanned="1">
            <text:p>Non possiamo affermare con livello di significatività 0,05 che non c’è differenza tra l’utilizzo dei due farmaci.</text:p>
          </table:table-cell>
          <table:covered-table-cell table:number-columns-repeated="8"/>
          <table:table-cell table:number-columns-repeated="101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18:43:57.671740061</meta:creation-date>
    <dc:date>2021-02-15T18:57:00.171974573</dc:date>
    <meta:editing-duration>PT12M54S</meta:editing-duration>
    <meta:editing-cycles>22</meta:editing-cycles>
    <meta:generator>LibreOffice/7.1.0.3$Linux_X86_64 LibreOffice_project/10$Build-3</meta:generator>
    <meta:document-statistic meta:table-count="1" meta:cell-count="58" meta:object-count="0"/>
  </office:meta>
</office:document-meta>
</file>